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 style:min-row-height="1.050694in"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 style:min-row-height="1.224306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7.<text:s text:c="2"/>Construcción de un spool de impresión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El código de mi programa<text:s/></text:span><text:span text:style-name="T18">servidor.c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[Ver archivo fuente]</text:span></text:p>
            <text:p text:style-name="P25"><text:span text:style-name="T22"/></text:p>
            <text:p text:style-name="P25"><text:span text:style-name="T22"/></text:p>
          </table:table-cell>
        </table:table-row>
      </table:table>
      <text:p text:style-name="P27"><text:span text:style-name="T22"/></text:p>
      <text:p text:style-name="P27"><text:span text:style-name="T23">El código de mi programa<text:s/></text:span><text:span text:style-name="T24">proxy.c</text:span><text:span text:style-name="T25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27">[Ver archivo fuente]</text:span></text:p>
            <text:p text:style-name="P29"><text:span text:style-name="T28"/></text:p>
            <text:p text:style-name="P29"><text:span text:style-name="T28"/></text:p>
          </table:table-cell>
        </table:table-row>
      </table:table>
      <text:p text:style-name="P31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